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800000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Echeck.Com </text:p>
      <text:p text:style-name="P1">API Add Merchant Guide </text:p>
      <text:p text:style-name="P1"><text:s/></text:p>
      <text:p text:style-name="P1"/>
      <text:p text:style-name="Standard"/>
      <text:p text:style-name="Standard">Page ….... 2 – adding a Merchant</text:p>
      <text:p text:style-name="Standard">Page ….... 3 – Adding a Merchant – PHP Example</text:p>
      <text:p text:style-name="Standard">Page ….... 4 – PHP Example continued</text:p>
      <text:p text:style-name="Standard">Page ….... 5 – PHP Example continued</text:p>
      <text:p text:style-name="Standard">Page ….... 6 – Error messages</text:p>
      <text:p text:style-name="Standard">Page ........ 7<text:span text:style-name="T1"> – </text:span><text:span text:style-name="T6">Error messages continued</text:span></text:p>
      <text:p text:style-name="Standard">Page ........ 8 – Adding A Transaction</text:p>
      <text:p text:style-name="Standard">Page ….... 9 – PHP Example </text:p>
      <text:p text:style-name="Standard">Page ….... 10 – PHP Example continu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/>
      <text:p text:style-name="P1"/>
      <text:p text:style-name="P2">Adding a Merchant</text:p>
      <text:p text:style-name="P4">Required Variables </text:p>
      <text:list xml:id="list8965465797388214046" text:style-name="L1">
        <text:list-header>
          <text:p text:style-name="P12"/>
        </text:list-header>
      </text:list>
      <text:list xml:id="list2281235676375375565" text:style-name="L2">
        <text:list-item>
          <text:p text:style-name="P13"><text:span text:style-name="T1">request_type - </text:span><text:span text:style-name="T6">addmerchant</text:span></text:p>
        </text:list-item>
        <text:list-item>
          <text:p text:style-name="P13"><text:span text:style-name="T1">security_key -</text:span><text:span text:style-name="T6"> 18a33ef0a08e0f4d2ce4a0a5e90295f9AAAA</text:span></text:p>
        </text:list-item>
      </text:list>
      <text:list xml:id="list8027446374306735191" text:style-name="L3">
        <text:list-item>
          <text:p text:style-name="P15"><text:span text:style-name="T2">email_address – </text:span><text:span text:style-name="T4">companies email</text:span></text:p>
        </text:list-item>
        <text:list-item>
          <text:p text:style-name="P16"><text:span text:style-name="T3">company_name – </text:span><text:span text:style-name="T4">self explanatory</text:span></text:p>
        </text:list-item>
        <text:list-item>
          <text:p text:style-name="P14">descriptor - </text:p>
        </text:list-item>
        <text:list-item>
          <text:p text:style-name="P16"><text:span text:style-name="T3">company_tollfree – </text:span><text:span text:style-name="T4">companies toll free number</text:span></text:p>
        </text:list-item>
        <text:list-item>
          <text:p text:style-name="P16"><text:span text:style-name="T3">company_local – </text:span><text:span text:style-name="T4">companies local number</text:span></text:p>
        </text:list-item>
        <text:list-item>
          <text:p text:style-name="P16"><text:span text:style-name="T3">website – </text:span><text:span text:style-name="T4">Name of website</text:span></text:p>
        </text:list-item>
        <text:list-item>
          <text:p text:style-name="P16"><text:span text:style-name="T3">company_address – </text:span><text:span text:style-name="T4">Self explanatory</text:span></text:p>
        </text:list-item>
        <text:list-item>
          <text:p text:style-name="P16"><text:span text:style-name="T3">company_address2 – </text:span><text:span text:style-name="T4">address continued</text:span></text:p>
        </text:list-item>
        <text:list-item>
          <text:p text:style-name="P16"><text:span text:style-name="T3">company_city - </text:span><text:span text:style-name="T4">Self explanatory</text:span></text:p>
        </text:list-item>
        <text:list-item>
          <text:p text:style-name="P16"><text:span text:style-name="T3">company_state - </text:span><text:span text:style-name="T4">Self explanatory</text:span></text:p>
        </text:list-item>
        <text:list-item>
          <text:p text:style-name="P16"><text:span text:style-name="T3">company_zipcode - </text:span><text:span text:style-name="T4">Self explanatory</text:span></text:p>
        </text:list-item>
        <text:list-item>
          <text:p text:style-name="P16"><text:span text:style-name="T3">est_monthly - </text:span><text:span text:style-name="T4">Estimated Monthly Transactions</text:span><text:span text:style-name="T3"> </text:span></text:p>
        </text:list-item>
        <text:list-item>
          <text:p text:style-name="P16"><text:span text:style-name="T3">monthly_volume - </text:span><text:span text:style-name="T4">Estimated Monthly Volume</text:span><text:span text:style-name="T3"> </text:span></text:p>
        </text:list-item>
        <text:list-item>
          <text:p text:style-name="P16"><text:span text:style-name="T3">average_amount - </text:span><text:span text:style-name="T4">Average Ticket</text:span><text:span text:style-name="T3"> </text:span></text:p>
        </text:list-item>
        <text:list-item>
          <text:p text:style-name="P16"><text:span text:style-name="T3">min_trans </text:span><text:span text:style-name="T4">– minimum transaction amount</text:span></text:p>
        </text:list-item>
        <text:list-item>
          <text:p text:style-name="P16"><text:span text:style-name="T3">max_trans </text:span><text:span text:style-name="T4">– maximum transaction amount</text:span></text:p>
          <text:p text:style-name="P14"/>
          <text:p text:style-name="P14">OWNER</text:p>
        </text:list-item>
        <text:list-item>
          <text:p text:style-name="P16"><text:span text:style-name="T3">first_name -</text:span><text:span text:style-name="T4"> owners firstname <text:s text:c="4"/></text:span></text:p>
        </text:list-item>
        <text:list-item>
          <text:p text:style-name="P16"><text:span text:style-name="T3">last_name </text:span><text:span text:style-name="T4">-</text:span><text:span text:style-name="T3"> </text:span><text:span text:style-name="T4">owners last name</text:span><text:span text:style-name="T3"> </text:span></text:p>
        </text:list-item>
        <text:list-item>
          <text:p text:style-name="P16"><text:span text:style-name="T3">address - </text:span><text:span text:style-name="T4">House number and street address</text:span><text:span text:style-name="T3"> </text:span></text:p>
        </text:list-item>
        <text:list-item>
          <text:p text:style-name="P16"><text:span text:style-name="T3">address2 - </text:span><text:span text:style-name="T4">address continued</text:span></text:p>
        </text:list-item>
        <text:list-item>
          <text:p text:style-name="P16"><text:span text:style-name="T3">city - </text:span><text:span text:style-name="T4">owners city <text:s text:c="98"/></text:span></text:p>
        </text:list-item>
        <text:list-item>
          <text:p text:style-name="P16"><text:span text:style-name="T3">state - </text:span><text:span text:style-name="T4">owners state </text:span></text:p>
        </text:list-item>
        <text:list-item>
          <text:p text:style-name="P16"><text:span text:style-name="T3">zip_code <text:s/>- </text:span><text:span text:style-name="T4">owners zip code</text:span></text:p>
        </text:list-item>
        <text:list-item>
          <text:p text:style-name="P16"><text:span text:style-name="T3">phone <text:s/>- </text:span><text:span text:style-name="T4">owners phone number</text:span></text:p>
        </text:list-item>
        <text:list-item>
          <text:p text:style-name="P15"><text:span text:style-name="T2">cell - </text:span><text:span text:style-name="T4">cell phone number</text:span></text:p>
          <text:p text:style-name="P14"/>
          <text:p text:style-name="P14">MANAGER/Customer Service Information</text:p>
        </text:list-item>
        <text:list-item>
          <text:p text:style-name="P16"><text:span text:style-name="T3">manager_firstname - </text:span><text:span text:style-name="T4">Self explanatory</text:span></text:p>
        </text:list-item>
        <text:list-item>
          <text:p text:style-name="P15"><text:span text:style-name="T2">manager_lastname - </text:span><text:span text:style-name="T4">Self explanatory</text:span></text:p>
        </text:list-item>
        <text:list-item>
          <text:p text:style-name="P15"><text:span text:style-name="T2">manager_email - <text:s/></text:span><text:span text:style-name="T4">Self explanatory</text:span></text:p>
        </text:list-item>
        <text:list-item>
          <text:p text:style-name="P15"><text:span text:style-name="T2">manager_phone - </text:span><text:span text:style-name="T4">Self explanatory</text:span></text:p>
        </text:list-item>
        <text:list-item>
          <text:p text:style-name="P15"><text:span text:style-name="T2">service_contact –</text:span><text:span text:style-name="T4"> customer service contact phone number</text:span></text:p>
        </text:list-item>
        <text:list-item>
          <text:p text:style-name="P15"><text:soft-page-break/><text:span text:style-name="T2">service_email – </text:span><text:span text:style-name="T4">customer service email address</text:span></text:p>
        </text:list-item>
        <text:list-item>
          <text:p text:style-name="P15"><text:span text:style-name="T2">service_phone – </text:span><text:span text:style-name="T4">customer phone number</text:span></text:p>
          <text:p text:style-name="P14"/>
          <text:p text:style-name="P14"/>
        </text:list-item>
      </text:list>
      <text:p text:style-name="P4"/>
      <text:list xml:id="list32277681" text:continue-numbering="true" text:style-name="L3">
        <text:list-header>
          <text:p text:style-name="P14"/>
          <text:p text:style-name="P14"/>
          <text:p text:style-name="P14">BANKING INFO</text:p>
        </text:list-header>
        <text:list-item>
          <text:p text:style-name="P14">client_bankname – merchants bank</text:p>
        </text:list-item>
        <text:list-item>
          <text:p text:style-name="P14">client_bank_account – merchants account number</text:p>
        </text:list-item>
        <text:list-item>
          <text:p text:style-name="P14">client_bank_routing – merchants routing number</text:p>
        </text:list-item>
        <text:list-item>
          <text:p text:style-name="P14">client_bank_swift – merchants swift number</text:p>
        </text:list-item>
      </text:list>
      <text:p text:style-name="P5"/>
      <text:p text:style-name="P5"/>
      <text:p text:style-name="P3"/>
      <text:p text:style-name="P9"><text:span text:style-name="T7">API URL </text:span><text:span text:style-name="T4"><text:s/></text:span></text:p>
      <text:p text:style-name="P5"/>
      <text:p text:style-name="P9"><text:span text:style-name="T4"><text:tab/>The proper URL to utilize when connecting to the API is </text:span><text:span text:style-name="T5">https://theecheck.com/backoffice/pi/iso_gateway_api.php</text:span><text:span text:style-name="T3"> </text:span><text:span text:style-name="T4"><text:s/></text:span></text:p>
      <text:p text:style-name="P5"><text:s/><text:tab/></text:p>
      <text:p text:style-name="P5"><text:tab/>Be sure you are connecting via secure protocol, or https, and do not include the www Preceding theecheck.com as this could result in a certificate validation error while attempting to connect. <text:s text:c="2"/>If you receive an integer value as a response, you have posted successfully to the API and this value represents the transaction identification number of the submitted transaction. <text:s/></text:p>
      <text:p text:style-name="P5"/>
      <text:p text:style-name="P5"><text:s/><text:tab/>All other responses are of alpha or alpha numeric value and are self descriptive in nature. <text:s/></text:p>
      <text:p text:style-name="P5"/>
      <text:p text:style-name="P5"><text:s/><text:tab/>Additionally, the TheEcheck.Com API receives information via POST. <text:s text:c="3"/>If you attempt to send data in any other form, such as a URL format requiring the API to receive them as GET variables, your transaction will fail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/>
      <text:p text:style-name="P1"><text:span text:style-name="T7">PHP Integration Example </text:span><text:span text:style-name="T4"><text:s/></text:span></text:p>
      <text:p text:style-name="P5"/>
      <text:p text:style-name="P4"/>
      <text:p text:style-name="P3"/>
      <text:p text:style-name="P10">//create array of data to be posted </text:p>
      <text:p text:style-name="P5"><text:span text:style-name="T13">$post_data['request_type'] = 'addmerchant';</text:span></text:p>
      <text:p text:style-name="P5">$post_data['security_key'] = 'your security key here'; <text:s text:c="4"/></text:p>
      <text:p text:style-name="P5">$post_data['email_address'] = 'testdata@yahoo.com'; <text:s text:c="4"/></text:p>
      <text:p text:style-name="P5">$post_data['company_name'] = 'test data'; <text:s text:c="4"/></text:p>
      <text:p text:style-name="P5">$post_data['descriptor'] = 'test data'; <text:s text:c="4"/></text:p>
      <text:p text:style-name="P5">$post_data['company_tollfree'] = '5555555555'; <text:s text:c="4"/></text:p>
      <text:p text:style-name="P5">$post_data['company_local'] = '5555555555'; <text:s text:c="4"/></text:p>
      <text:p text:style-name="P5">$post_data['website'] = 'test data'; <text:s text:c="4"/></text:p>
      <text:p text:style-name="P5">$post_data['company_address'] = 'test data'; <text:s text:c="4"/></text:p>
      <text:p text:style-name="P5">$post_data['company_address2'] = 'test data'; <text:s text:c="4"/></text:p>
      <text:p text:style-name="P5">$post_data['company_city'] = 'test data'; <text:s text:c="4"/></text:p>
      <text:p text:style-name="P5">$post_data['company_state'] = 'test data'; <text:s text:c="4"/></text:p>
      <text:p text:style-name="P5">$post_data['company_zipcode'] = "test data"; <text:s text:c="4"/></text:p>
      <text:p text:style-name="P5">$post_data['est_monthly'] = "test data"; <text:s text:c="5"/></text:p>
      <text:p text:style-name="P5">$post_data['monthly_volume'] = "test data"; </text:p>
      <text:p text:style-name="P5">$post_data['average_amount'] = "test data"; </text:p>
      <text:p text:style-name="P5">$post_data['min_trans'] = "test data"; </text:p>
      <text:p text:style-name="P5">$post_data['max_trans'] = "test data"; </text:p>
      <text:p text:style-name="P5">$post_data['first_name'] = "test data"; </text:p>
      <text:p text:style-name="P5">$post_data['last_name'] = "test data"; </text:p>
      <text:p text:style-name="P5">$post_data['phone'] = "5555555555"; </text:p>
      <text:p text:style-name="P5">$post_data['cell'] = "5555555555"; </text:p>
      <text:p text:style-name="P5">$post_data['address'] = "test data"; </text:p>
      <text:p text:style-name="P5">$post_data['address2'] = "test data"; </text:p>
      <text:p text:style-name="P5">$post_data['city'] = "test data"; </text:p>
      <text:p text:style-name="P5">$post_data['state'] = "test data"; </text:p>
      <text:p text:style-name="P5">$post_data['zip_code'] = "test data"; </text:p>
      <text:p text:style-name="P5">$post_data['manager_firstname'] = "test data"; </text:p>
      <text:p text:style-name="P5">$post_data['manager_lastname'] = "test data"; </text:p>
      <text:p text:style-name="P5">$post_data['manager_email'] = "testdata@yahoo.com"; </text:p>
      <text:p text:style-name="P5">$post_data['manager_phone'] = "5555555555"; </text:p>
      <text:p text:style-name="P5">$post_data['service_contact'] = "5555555555"; </text:p>
      <text:p text:style-name="P5">$post_data['service_email'] = "testdata@yahoo.com"; </text:p>
      <text:p text:style-name="P5">$post_data['service_phone'] = "5555555555"; </text:p>
      <text:p text:style-name="P5">$post_data['client_bankname'] = "test data"; </text:p>
      <text:p text:style-name="P5">$post_data['client_bank_routing'] = "01100015"; </text:p>
      <text:p text:style-name="P5">$post_data['client_bank_swift'] = "test data"; </text:p>
      <text:p text:style-name="P5"/>
      <text:p text:style-name="P5"><text:soft-page-break/></text:p>
      <text:p text:style-name="P5"/>
      <text:p text:style-name="P5"><text:s/><text:span text:style-name="T8">//traverse array and prepare data for posting <text:s/></text:span><text:s text:c="4"/></text:p>
      <text:p text:style-name="P5">foreach ( $post_data as $key =&gt; $value) { <text:s text:c="8"/></text:p>
      <text:p text:style-name="P5"><text:tab/>$post_items[] = $key . '=' . $value; <text:s text:c="4"/></text:p>
      <text:p text:style-name="P5">} </text:p>
      <text:p text:style-name="P5"/>
      <text:p text:style-name="P5"><text:s/><text:span text:style-name="T8">//create the final string to be posted using implode()</text:span> <text:s text:c="4"/></text:p>
      <text:p text:style-name="P5">$post_string = implode ('&amp;', $post_items); </text:p>
      <text:p text:style-name="P5"/>
      <text:p text:style-name="P5"><text:s text:c="2"/><text:span text:style-name="T8">//create cURL connection <text:s/></text:span><text:s text:c="3"/></text:p>
      <text:p text:style-name="P5">$curl_connection = curl_init('https://theecheck.com/backoffice/iso_gateway_api.php'); </text:p>
      <text:p text:style-name="P5"/>
      <text:p text:style-name="P5"><text:span text:style-name="T8">//set options </text:span><text:s text:c="4"/></text:p>
      <text:p text:style-name="P5">curl_setopt($curl_connection, CURLOPT_CONNECTTIMEOUT, 30); <text:s text:c="4"/>curl_setopt($curl_connection, CURLOPT_USERAGENT, "Mozilla/4.0 (compatible; MSIE 6.0; Windows NT 5.1)"); <text:s text:c="4"/></text:p>
      <text:p text:style-name="P5"><text:tab/>curl_setopt($curl_connection, CURLOPT_RETURNTRANSFER, true); <text:s text:c="4"/><text:tab/>curl_setopt($curl_connection, CURLOPT_SSL_VERIFYPEER, false); <text:s text:c="3"/></text:p>
      <text:p text:style-name="P5"><text:tab/>curl_setopt($curl_connection, CURLOPT_FOLLOWLOCATION, 1); </text:p>
      <text:p text:style-name="P5"/>
      <text:p text:style-name="P5"/>
      <text:p text:style-name="P5"><text:s/><text:span text:style-name="T8">//set data to be posted</text:span> <text:s text:c="4"/></text:p>
      <text:p text:style-name="P5">curl_setopt($curl_connection, CURLOPT_POSTFIELDS, $post_string); </text:p>
      <text:p text:style-name="P5"/>
      <text:p text:style-name="P5"/>
      <text:p text:style-name="P5"><text:s/><text:span text:style-name="T8">//perform our request </text:span><text:s text:c="4"/></text:p>
      <text:p text:style-name="P5">$result = curl_exec($curl_connection); <text:s text:c="4"/></text:p>
      <text:p text:style-name="P5">echo "Transaction Result: " . $result . "&lt;br&gt;&lt;br&gt;"; <text:s text:c="4"/></text:p>
      <text:p text:style-name="P5"><text:span text:style-name="T8">// uncomment below to show information regarding the request </text:span><text:s text:c="2"/></text:p>
      <text:p text:style-name="P10">// <text:s/>print_r(curl_getinfo($curl_connection)); <text:s text:c="3"/></text:p>
      <text:p text:style-name="P10">// echo curl_errno($curl_connection) . '-' . curl_error($curl_connection); <text:s/></text:p>
      <text:p text:style-name="P10"><text:s text:c="3"/></text:p>
      <text:p text:style-name="P10"><text:s/>//close the connection <text:s text:c="4"/></text:p>
      <text:p text:style-name="P5">curl_close($curl_connection); <text:s/></text:p>
      <text:p text:style-name="P5"/>
      <text:p text:style-name="P5">?&gt; </text:p>
      <text:p text:style-name="P5"/>
      <text:p text:style-name="P5"/>
      <text:p text:style-name="P1"/>
      <text:p text:style-name="P1"/>
      <text:p text:style-name="P11"/>
      <text:p text:style-name="P2">Error Messages</text:p>
      <text:p text:style-name="P5"/>
      <text:p text:style-name="P5"/>
      <text:p text:style-name="P4">ES1:The provided security key appears to be invalid. <text:s/>Please verify your key is correct and not being altered during transmission. - self explanatory</text:p>
      <text:p text:style-name="P5"/>
      <text:p text:style-name="P3"><text:span text:style-name="T2">ED1:Please contact support@theecheck.com and provide this error code. - </text:span><text:span text:style-name="T4">If you receive this it is because our system checked and found duplicate security keys.</text:span></text:p>
      <text:p text:style-name="P5"><text:s/></text:p>
      <text:p text:style-name="P4">EG2:Your account is not configured for gateway to gateway integration. <text:s/>Contact info@theecheck.com if you feel this is in error. - self explanatory</text:p>
      <text:p text:style-name="P5"/>
      <text:p text:style-name="P3"><text:span text:style-name="T2">ENA:Your account is currently not active. <text:s/>If you feel this is in error, please contact </text:span><text:a xlink:type="simple" xlink:href="mailto:info@theecheck.com"><text:span text:style-name="T2">info@theecheck.com</text:span></text:a><text:span text:style-name="T2">.</text:span><text:span text:style-name="T4"> - self explanatory</text:span></text:p>
      <text:p text:style-name="P5"/>
      <text:p text:style-name="P3"><text:span text:style-name="T2">EMS1:The provided merchant key appears to be invalid. <text:s/>Please verify the key is correct and not being altered during transmission. - </text:span><text:span text:style-name="T4">self explanatory</text:span></text:p>
      <text:p text:style-name="P5"/>
      <text:p text:style-name="P3"><text:span text:style-name="T2">EMD1:Please contact support@theecheck.com and provide this error code and the name of the merchant for whom you are attempting to process. -</text:span><text:span text:style-name="T4"> <text:s/>If you receive this it is because the merchant you are attempting to process is currently in our system already. Contact us to verify that.</text:span></text:p>
      <text:p text:style-name="P5"/>
      <text:p text:style-name="P3"><text:span text:style-name="T2">EMNA1:The merchant provided is not active. - </text:span><text:span text:style-name="T4">self explanatory</text:span></text:p>
      <text:p text:style-name="P5"/>
      <text:p text:style-name="P3"><text:span text:style-name="T2">EIMO:It appears that the merchant you are attempting to process for is not connected to your account. <text:s/>If you feel that this is in error, please contact </text:span><text:a xlink:type="simple" xlink:href="mailto:info@theecheck.com"><text:span text:style-name="T2">info@theecheck.com</text:span></text:a><text:span text:style-name="T2">. - </text:span><text:span text:style-name="T4">self explanatory</text:span></text:p>
      <text:p text:style-name="P5"/>
      <text:p text:style-name="P4">MAVAR1:The first_name field is either empty or does not contain enough characters.</text:p>
      <text:p text:style-name="P4"/>
      <text:p text:style-name="P4">MAVAR2:The last_name field is either empty or does not contain enough characters.</text:p>
      <text:p text:style-name="P4"/>
      <text:p text:style-name="P4">MAVAR3:The email_address field is either empty or does not contain enough characters.</text:p>
      <text:p text:style-name="P4"/>
      <text:p text:style-name="P4">MAVAR4:The address field is either empty or does not contain enough characters.</text:p>
      <text:p text:style-name="P4"/>
      <text:p text:style-name="P4">MAVAR5:The city field is either empty or does not contain enough characters.</text:p>
      <text:p text:style-name="P4"/>
      <text:p text:style-name="P4">MAVAR6:The state field is either empty or does not contain enough characters.</text:p>
      <text:p text:style-name="P4"/>
      <text:p text:style-name="P4">MAVAR7:The zip_code field is either empty or does not contain enough characters.</text:p>
      <text:p text:style-name="P4"/>
      <text:p text:style-name="P4">MAVAR7:The phone field is either empty or does not contain enough characters.</text:p>
      <text:p text:style-name="P4"/>
      <text:p text:style-name="P4">MAVAR7:The cell field is either empty or does not contain enough characters.</text:p>
      <text:p text:style-name="P4"/>
      <text:p text:style-name="P4">MAVAR7:The company_name field is either empty or does not contain enough characters.</text:p>
      <text:p text:style-name="P4"/>
      <text:p text:style-name="P4"><text:soft-page-break/>MAVAR8:The client_bankname field is either empty or does not contain enough characters.</text:p>
      <text:p text:style-name="P4"/>
      <text:p text:style-name="P4">MAVAR9:The client_bank_account field is either empty or does not contain enough characters.</text:p>
      <text:p text:style-name="P4"/>
      <text:p text:style-name="P4">MAVAR10:The company_name field is either empty or does not contain enough characters.</text:p>
      <text:p text:style-name="P4"/>
      <text:p text:style-name="P4">MAVAR11:The website field is either empty or does not contain enough characters.</text:p>
      <text:p text:style-name="P4"/>
      <text:p text:style-name="P4">MAVAR12:The company_address field is either empty or does not contain enough characters.</text:p>
      <text:p text:style-name="P4"/>
      <text:p text:style-name="P4">MAVAR12:The company_city field is either empty or does not contain enough characters.</text:p>
      <text:p text:style-name="P4"/>
      <text:p text:style-name="P4">MAVAR13:The company_state field is either empty or does not contain enough characters.</text:p>
      <text:p text:style-name="P4"/>
      <text:p text:style-name="P4">MAVAR14:The company_zipcode field is either empty or does not contain enough characters.</text:p>
      <text:p text:style-name="P4"/>
      <text:p text:style-name="P4">MAVAR15:The company_tollfree field is either empty or does not contain enough characters.</text:p>
      <text:p text:style-name="P4"/>
      <text:p text:style-name="P4">MAVAR16:The company_local field is either empty or does not contain enough characters.</text:p>
      <text:p text:style-name="P4"/>
      <text:p text:style-name="P4">MAVAR16:The company_owner field is either empty or does not contain enough characters.</text:p>
      <text:p text:style-name="P4"/>
      <text:p text:style-name="P4">MAVAR17:The descriptor field is either empty or does not contain enough characters.</text:p>
      <text:p text:style-name="P4"/>
      <text:p text:style-name="P4">MAVAR17:The est_monthly field is either empty or does not contain enough characters.</text:p>
      <text:p text:style-name="P4"/>
      <text:p text:style-name="P4">MAVAR17:The monthly_volume field is either empty or does not contain enough characters.</text:p>
      <text:p text:style-name="P4"/>
      <text:p text:style-name="P4">MAVAR18:The average_amount field is either empty or does not contain enough characters.</text:p>
      <text:p text:style-name="P4"/>
      <text:p text:style-name="P4">MAVAR19:The min_trans field is either empty or does not contain enough characters.</text:p>
      <text:p text:style-name="P4"/>
      <text:p text:style-name="P4">MAVAR20:The max_trans field is either empty or does not contain enough characters.</text:p>
      <text:p text:style-name="P4"/>
      <text:p text:style-name="P4">MAVAR21:The manager_firstname field is either empty or does not contain enough characters.</text:p>
      <text:p text:style-name="P4"/>
      <text:p text:style-name="P4">MAVAR22:The manager_lastname field is either empty or does not contain enough characters.</text:p>
      <text:p text:style-name="P4"/>
      <text:p text:style-name="P4">MAVAR23:The manager_phone field is either empty or does not contain enough characters.</text:p>
      <text:p text:style-name="P4"/>
      <text:p text:style-name="P4">MAVAR24:The manager_email field is either empty or does not contain enough character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7">Adding A Transaction</text:span><text:span text:style-name="T9"> </text:span><text:s text:c="2"/></text:p>
      <text:p text:style-name="P5"/>
      <text:p text:style-name="P5"/>
      <text:p text:style-name="P8">Required Variables</text:p>
      <text:p text:style-name="P8"/>
      <text:p text:style-name="P7"><text:span text:style-name="T12">request_type</text:span> - <text:span text:style-name="T11">addtrans</text:span></text:p>
      <text:p text:style-name="P5"><text:span text:style-name="T1">security_key</text:span> - <text:s/>your unique identifier which can be found under the API Info option in your Back Office </text:p>
      <text:p text:style-name="P4">merchant_key –<text:span text:style-name="T6"> your merchant key</text:span></text:p>
      <text:p text:style-name="P5"><text:span text:style-name="T1">purchaser_firstname</text:span> - self explanatory </text:p>
      <text:p text:style-name="P5"><text:span text:style-name="T1">purchaser_lastname</text:span> - self explanatory </text:p>
      <text:p text:style-name="P5"><text:span text:style-name="T1">purchaser_address</text:span> - House number and street address </text:p>
      <text:p text:style-name="P5"><text:span text:style-name="T1">purchaser_city</text:span> - self explanatory </text:p>
      <text:p text:style-name="P5"><text:span text:style-name="T1">purchaser_state</text:span> - self explanatory </text:p>
      <text:p text:style-name="P5"><text:span text:style-name="T1">purchaser_zipcode </text:span><text:s/>- self explanatory </text:p>
      <text:p text:style-name="P5"><text:span text:style-name="T1">purchaser_phone</text:span> <text:s/>- self explanatory </text:p>
      <text:p text:style-name="P5"><text:span text:style-name="T1">purchaser_email</text:span> - self explanatory </text:p>
      <text:p text:style-name="P5"><text:span text:style-name="T1">transaction_amount</text:span> <text:s/>- self explanatory </text:p>
      <text:p text:style-name="P5"><text:span text:style-name="T1">purchaser_ip</text:span> <text:s/>- MUST be the IP of the person making the purchase. <text:s/>NOT the IP of your server</text:p>
      <text:p text:style-name="P5"><text:span text:style-name="T1">purchaser_account</text:span> <text:s/>- the bank account number of the person making the purchase </text:p>
      <text:p text:style-name="P5"><text:span text:style-name="T1">purchaser_routing</text:span> - the 9 digit US Bank routing number <text:s text:c="3"/></text:p>
      <text:p text:style-name="P4"/>
      <text:p text:style-name="P8"/>
      <text:p text:style-name="P8"/>
      <text:p text:style-name="P8"/>
      <text:p text:style-name="P8"/>
      <text:p text:style-name="P8"/>
      <text:p text:style-name="P5"><text:span text:style-name="T10">API URL</text:span> </text:p>
      <text:p text:style-name="P5"><text:s/></text:p>
      <text:p text:style-name="P5">The proper URL to utilize when connecting to the API is <text:span text:style-name="T12">https://theecheck.com/backoffice/pi/iso_gateway_api.php</text:span><text:span text:style-name="T1"> </text:span><text:s/></text:p>
      <text:p text:style-name="P5"><text:s/><text:tab/></text:p>
      <text:p text:style-name="P5"><text:tab/>Be sure you are connecting via secure protocol, or https, and do not include the www Preceding theecheck.com as this could result in a certificate validation error while attempting to connect. <text:s text:c="2"/>If you receive an integer value as a response, you have posted successfully to the API and this value represents the transaction identification number of the submitted transaction. <text:s/></text:p>
      <text:p text:style-name="P5"/>
      <text:p text:style-name="P5"><text:s/><text:tab/>All other responses are of alpha or alpha numeric value and are self descriptive in nature. <text:s/></text:p>
      <text:p text:style-name="P5"/>
      <text:p text:style-name="P5"><text:s/><text:tab/>Additionally, the TheEcheck.Com API receives information via POST. <text:s text:c="3"/>If you attempt to send data in any other form, such as a URL format requiring the API to receive them as GET variables, your transaction will fail. <text:s/></text:p>
      <text:p text:style-name="P5"><text:s/></text:p>
      <text:p text:style-name="P5"><text:s/><text:tab/></text:p>
      <text:p text:style-name="P5"/>
      <text:p text:style-name="P5"><text:tab/></text:p>
      <text:p text:style-name="P2"/>
      <text:p text:style-name="P6"><text:soft-page-break/><text:span text:style-name="T7">PHP Integration Example</text:span> </text:p>
      <text:p text:style-name="P6"/>
      <text:p text:style-name="P5"/>
      <text:p text:style-name="P5"/>
      <text:p text:style-name="P5">&lt;?php </text:p>
      <text:p text:style-name="P5"><text:s/></text:p>
      <text:p text:style-name="P5"><text:s text:c="2"/>//create array of data to be posted <text:s text:c="2"/></text:p>
      <text:p text:style-name="P5">$post_data['security_key'] = 'your security key here'; </text:p>
      <text:p text:style-name="P5">$post_data['merchant_key'] = 'your merchant key here'; </text:p>
      <text:p text:style-name="P5">$post_data['request_type'] = 'addtrans'; <text:s text:c="3"/></text:p>
      <text:p text:style-name="P5">$post_data['purchaser_firstname'] = 'Bob'; <text:s text:c="4"/></text:p>
      <text:p text:style-name="P5">$post_data['purchaser_lastname'] = 'Barker'; <text:s text:c="4"/></text:p>
      <text:p text:style-name="P5">$post_data['purchaser_address'] = '123 Jane Way'; <text:s text:c="4"/></text:p>
      <text:p text:style-name="P5">$post_data['purchaser_city'] = 'Phoenix'; <text:s text:c="4"/></text:p>
      <text:p text:style-name="P5">$post_data['purchaser_state'] = 'AZ'; <text:s text:c="4"/></text:p>
      <text:p text:style-name="P5">$post_data['purchaser_zipcode'] = '54321'; <text:s text:c="4"/></text:p>
      <text:p text:style-name="P5">$post_data['purchaser_phone'] = '(555)555-5555'; <text:s text:c="4"/></text:p>
      <text:p text:style-name="P5">$post_data['purchaser_email'] = 'testemail@test.biz; <text:s text:c="4"/></text:p>
      <text:p text:style-name="P5">$post_data['transaction_amount'] = '39.95'; <text:s text:c="4"/></text:p>
      <text:p text:style-name="P5">$post_data['purchaser_ip'] = $_SERVER["REMOTE_ADDR"]; <text:s text:c="4"/></text:p>
      <text:p text:style-name="P5">$post_data['purchaser_account'] = "12345"; <text:s text:c="4"/></text:p>
      <text:p text:style-name="P5">$post_data['purchaser_routing'] = "101000019"; // Valid routing number <text:s text:c="4"/>//$post_data['purchaser_routing'] = "123456789"; // Invalid routing number <text:s/></text:p>
      <text:p text:style-name="P5"><text:s text:c="4"/></text:p>
      <text:p text:style-name="P5">//traverse array and prepare data for posting <text:s text:c="4"/></text:p>
      <text:p text:style-name="P5"><text:s/>foreach ( $post_data as $key =&gt; $value) { <text:s text:c="8"/></text:p>
      <text:p text:style-name="P5"><text:tab/>$post_items[] = $key . '=' . $value; <text:s text:c="4"/>} <text:s/></text:p>
      <text:p text:style-name="P5"><text:s text:c="3"/></text:p>
      <text:p text:style-name="P5"><text:s/>//create the final string to be posted using implode() <text:s text:c="4"/></text:p>
      <text:p text:style-name="P5">$post_string = implode ('&amp;', $post_items); <text:s/></text:p>
      <text:p text:style-name="P5"><text:s text:c="4"/></text:p>
      <text:p text:style-name="P5">//create cURL connection <text:s text:c="4"/></text:p>
      <text:p text:style-name="P5">$curl_connection = curl_init('https://theecheck.com/backoffice/pi/iso.php'); <text:s/></text:p>
      <text:p text:style-name="P5"><text:s text:c="4"/></text:p>
      <text:p text:style-name="P5">//set options <text:s text:c="4"/></text:p>
      <text:p text:style-name="P5">curl_setopt($curl_connection, CURLOPT_CONNECTTIMEOUT, 30); <text:s text:c="4"/>curl_setopt($curl_connection, CURLOPT_USERAGENT, "Mozilla/4.0 (compatible; MSIE 6.0; Windows NT 5.1)"); <text:s text:c="4"/></text:p>
      <text:p text:style-name="P5">curl_setopt($curl_connection, CURLOPT_RETURNTRANSFER, true); <text:s text:c="4"/>curl_setopt($curl_connection, CURLOPT_SSL_VERIFYPEER, false); <text:s text:c="4"/>curl_setopt($curl_connection, CURLOPT_FOLLOWLOCATION, 1); <text:s/></text:p>
      <text:p text:style-name="P5"><text:s text:c="4"/></text:p>
      <text:p text:style-name="P5">//set data to be posted <text:s text:c="4"/></text:p>
      <text:p text:style-name="P5">curl_setopt($curl_connection, CURLOPT_POSTFIELDS, $post_string); </text:p>
      <text:p text:style-name="P5"><text:s text:c="3"/></text:p>
      <text:p text:style-name="P5"><text:s text:c="3"/></text:p>
      <text:p text:style-name="P5"/>
      <text:p text:style-name="P5"/>
      <text:p text:style-name="P5"><text:soft-page-break/></text:p>
      <text:p text:style-name="P5"/>
      <text:p text:style-name="P5"/>
      <text:p text:style-name="P5"><text:s/>//perform our request <text:s text:c="4"/></text:p>
      <text:p text:style-name="P5">$result = curl_exec($curl_connection); <text:s text:c="4"/></text:p>
      <text:p text:style-name="P5">echo "Transaction Result: " . $result . "&lt;br&gt;&lt;br&gt;"; <text:s text:c="4"/></text:p>
      <text:p text:style-name="P5"/>
      <text:p text:style-name="P5">// uncomment below to show information regarding the request <text:s/></text:p>
      <text:p text:style-name="P5">// <text:s/>print_r(curl_getinfo($curl_connection)); <text:s text:c="3"/></text:p>
      <text:p text:style-name="P5">// echo curl_errno($curl_connection) . '-' . curl_error($curl_connection); <text:s/></text:p>
      <text:p text:style-name="P5"/>
      <text:p text:style-name="P5">//close the connection <text:s text:c="4"/></text:p>
      <text:p text:style-name="P5">curl_close($curl_connection); <text:s/></text:p>
      <text:p text:style-name="P5">?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3:51:23.30</meta:creation-date>
    <dc:date>2013-06-19T12:12:37.66</dc:date>
    <meta:editing-duration>P1DT20H21M14S</meta:editing-duration>
    <meta:editing-cycles>10</meta:editing-cycles>
    <meta:generator>OpenOffice.org/3.4.1$Win32 OpenOffice.org_project/341m1$Build-9593</meta:generator>
    <meta:print-date>2013-06-18T14:32:04.51</meta:print-date>
    <meta:document-statistic meta:table-count="0" meta:image-count="0" meta:object-count="0" meta:page-count="10" meta:paragraph-count="239" meta:word-count="1669" meta:character-count="13274"/>
  </office:meta>
</office:document-meta>
</file>